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20a8" officeooo:paragraph-rsid="000720a8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officeooo:rsid="000b5314" officeooo:paragraph-rsid="000b5314" style:font-size-asian="9.60000038146973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rsid="000720a8" officeooo:paragraph-rsid="000720a8" style:font-size-asian="9.60000038146973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1pt" officeooo:rsid="000720a8" officeooo:paragraph-rsid="000720a8" style:font-size-asian="9.60000038146973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1pt" officeooo:rsid="0008ee2d" officeooo:paragraph-rsid="0008ee2d" style:font-size-asian="9.60000038146973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1pt" officeooo:rsid="000dc24a" officeooo:paragraph-rsid="000dc24a" style:font-size-asian="9.60000038146973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8fa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994d"/>
    </style:style>
    <style:style style:name="T5" style:family="text">
      <style:text-properties officeooo:rsid="000c58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W Configs</text:p>
      <text:p text:style-name="P1"/>
      <text:list text:style-name="L1">
        <text:list-item>
          <text:p text:style-name="P2"><text:span text:style-name="T1">sudo </text:span><text:span text:style-name="T2">ufw enable</text:span><text:span text:style-name="T1"> – Will run UFW every time the computer starts.</text:span></text:p>
        </text:list-item>
        <text:list-item>
          <text:p text:style-name="P2"><text:span text:style-name="T1">sudo s</text:span><text:span text:style-name="T2">ystemctl start</text:span><text:span text:style-name="T1"> ufw – Runs UFW.</text:span></text:p>
        </text:list-item>
        <text:list-item>
          <text:p text:style-name="P3"><text:span text:style-name="T1">sudo ufw default deny incoming -</text:span><text:span text:style-name="T3"> </text:span>Deny incoming traffic.</text:p>
        </text:list-item>
      </text:list>
      <text:list text:style-name="L2">
        <text:list-item>
          <text:p text:style-name="P4">sudo ufw default allow outgoing – Allow outgoing traffic.</text:p>
        </text:list-item>
        <text:list-item>
          <text:p text:style-name="P4">sudo ufw limit ssh/tcp – Limits attempts to brute force to 6 per IP, every 30 seconds.</text:p>
        </text:list-item>
        <text:list-item>
          <text:p text:style-name="P4"><text:span text:style-name="T4">s</text:span>udo ufw deny &lt;malicious_ip&gt; - Blocks attackers IP address from connecting.</text:p>
        </text:list-item>
        <text:list-item>
          <text:p text:style-name="P4"><text:span text:style-name="T4">s</text:span>udo ufw logging high – Gives more detailed reports.</text:p>
        </text:list-item>
        <text:list-item>
          <text:p text:style-name="P4"><text:span text:style-name="T4">s</text:span>udo ufw <text:s/>deny 3306 – Restricts access to management interface <text:span text:style-name="T5">(Dangerous!)</text:span></text:p>
        </text:list-item>
        <text:list-item>
          <text:p text:style-name="P4"><text:span text:style-name="T4">s</text:span>udo ufw allow from &lt;trusted_ip&gt; to any port 3306 – Allows trusted user to access management interface.</text:p>
        </text:list-item>
        <text:list-item>
          <text:p text:style-name="P5"><text:span text:style-name="T4">s</text:span>udo ufw status verbose – Display active rules.</text:p>
        </text:list-item>
        <text:list-item>
          <text:p text:style-name="P5"><text:span text:style-name="T4">s</text:span>udo tail -f /var/log/ufw.log – Displays log to find abnormal activity.</text:p>
        </text:list-item>
        <text:list-item>
          <text:p text:style-name="P6">Sudo ufw reload – Restarts UFW and applies new setting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0:12:35.509913498</meta:creation-date>
    <dc:date>2024-11-24T00:55:17.646419252</dc:date>
    <meta:editing-duration>PT32M26S</meta:editing-duration>
    <meta:editing-cycles>6</meta:editing-cycles>
    <meta:generator>LibreOffice/24.8.3.2$Linux_X86_64 LibreOffice_project/480$Build-2</meta:generator>
    <meta:document-statistic meta:table-count="0" meta:image-count="0" meta:object-count="0" meta:page-count="1" meta:paragraph-count="13" meta:word-count="135" meta:character-count="798" meta:non-whitespace-character-count="677"/>
  </office:meta>
</office:document-meta>
</file>